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Graham</meta:initial-creator>
    <meta:creation-date>2019-10-19T07:47:23.644148305</meta:creation-date>
    <dc:date>2019-10-19T07:49:12.764598134</dc:date>
    <dc:creator>Chris Graham</dc:creator>
    <meta:editing-duration>PT1M49S</meta:editing-duration>
    <meta:editing-cycles>1</meta:editing-cycles>
    <meta:document-statistic meta:table-count="1" meta:cell-count="11" meta:object-count="0"/>
    <meta:generator>LibreOffice/6.2.7.1$Linux_X86_64 LibreOffice_project/20$Build-1</meta:generator>
  </office:meta>
</office:document-meta>
</file>